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3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56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officeooo:rsid="00393400" officeooo:paragraph-rsid="00393400" style:language-asian="ru" style:country-asian="RU" style:font-size-complex="14pt" style:language-complex="ar" style:country-complex="SA"/>
    </style:style>
    <style:style style:name="P8" style:family="paragraph" style:parent-style-name="Standard">
      <style:text-properties fo:color="#000000" style:language-asian="ru" style:country-asian="RU" style:language-complex="ar" style:country-complex="SA"/>
    </style:style>
    <style:style style:name="P9" style:family="paragraph" style:parent-style-name="Standard">
      <style:text-properties fo:color="#000000" officeooo:rsid="0029e67d" officeooo:paragraph-rsid="0029e67d" style:language-asian="ru" style:country-asian="RU" style:language-complex="ar" style:country-complex="SA"/>
    </style:style>
    <style:style style:name="P10" style:family="paragraph" style:parent-style-name="Standard">
      <style:text-properties fo:color="#000000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2" style:family="paragraph" style:parent-style-name="Standard">
      <style:text-properties fo:color="#000000" fo:font-size="11pt" fo:language="en" fo:country="US" style:font-size-asian="11pt" style:font-size-complex="1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100131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officeooo:paragraph-rsid="0032e5ce"/>
    </style:style>
    <style:style style:name="P26" style:family="paragraph" style:parent-style-name="Text_20_body">
      <style:text-properties fo:color="#000000"/>
    </style:style>
    <style:style style:name="P27" style:family="paragraph" style:parent-style-name="Text_20_body">
      <style:text-properties fo:color="#000000" fo:font-weight="bold" style:font-weight-asian="bold" style:font-weight-complex="bold"/>
    </style:style>
    <style:style style:name="P28" style:family="paragraph" style:parent-style-name="Text_20_body">
      <style:text-properties officeooo:paragraph-rsid="002db3b4"/>
    </style:style>
    <style:style style:name="P29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30" style:family="paragraph" style:parent-style-name="Table">
      <style:paragraph-properties fo:keep-with-next="always"/>
      <style:text-properties fo:color="#000000"/>
    </style:style>
    <style:style style:name="P31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1pt" fo:language="en" fo:country="US" style:font-size-asian="11pt" style:font-size-complex="11pt" fo:hyphenate="true" loext:hyphenation-no-caps="false"/>
    </style:style>
    <style:style style:name="P32" style:family="paragraph" style:parent-style-name="Heading_20_1">
      <style:paragraph-properties fo:break-before="page"/>
      <style:text-properties fo:color="#000000"/>
    </style:style>
    <style:style style:name="P33" style:family="paragraph" style:parent-style-name="Heading_20_2">
      <style:text-properties fo:color="#000000"/>
    </style:style>
    <style:style style:name="P34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35" style:family="paragraph" style:parent-style-name="Heading_20_2">
      <style:paragraph-properties fo:break-before="page"/>
      <style:text-properties fo:color="#000000"/>
    </style:style>
    <style:style style:name="P36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38" style:family="paragraph" style:parent-style-name="Table_20_Contents" style:list-style-name="L1">
      <style:text-properties fo:color="#000000" fo:font-size="12pt" style:font-size-asian="12pt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37455" officeooo:paragraph-rsid="00437455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32e5ce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37784" officeooo:paragraph-rsid="00437784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officeooo:paragraph-rsid="0032e5ce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officeooo:paragraph-rsid="00437784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officeooo:paragraph-rsid="004511a1"/>
    </style:style>
    <style:style style:name="P47" style:family="paragraph" style:parent-style-name="Text_20_body">
      <style:text-properties fo:color="#000000"/>
    </style:style>
    <style:style style:name="P48" style:family="paragraph" style:parent-style-name="Text_20_body">
      <style:text-properties fo:color="#000000" officeooo:rsid="0035a950" officeooo:paragraph-rsid="0029e67d" style:language-asian="ru" style:country-asian="RU" style:language-complex="ar" style:country-complex="SA"/>
    </style:style>
    <style:style style:name="P49" style:family="paragraph" style:parent-style-name="Text_20_body">
      <style:text-properties fo:color="#000000" officeooo:paragraph-rsid="00412f9e"/>
    </style:style>
    <style:style style:name="P50" style:family="paragraph" style:parent-style-name="Text_20_body">
      <style:text-properties fo:color="#000000" officeooo:rsid="004265a9" officeooo:paragraph-rsid="004265a9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officeooo:rsid="004265a9" officeooo:paragraph-rsid="004265a9"/>
    </style:style>
    <style:style style:name="P52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1pt" fo:language="en" fo:country="US" style:font-size-asian="11pt" style:font-size-complex="11pt" fo:hyphenate="true" loext:hyphenation-no-caps="false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3b76e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officeooo:rsid="00100131"/>
    </style:style>
    <style:style style:name="T10" style:family="text">
      <style:text-properties fo:color="#000000" officeooo:rsid="001c18e6"/>
    </style:style>
    <style:style style:name="T11" style:family="text">
      <style:text-properties fo:color="#000000" officeooo:rsid="002db3b4"/>
    </style:style>
    <style:style style:name="T12" style:family="text">
      <style:text-properties fo:color="#000000" officeooo:rsid="0035b433"/>
    </style:style>
    <style:style style:name="T13" style:family="text">
      <style:text-properties fo:color="#000000" officeooo:rsid="0037a720"/>
    </style:style>
    <style:style style:name="T14" style:family="text">
      <style:text-properties fo:color="#000000" officeooo:rsid="003c1159"/>
    </style:style>
    <style:style style:name="T15" style:family="text">
      <style:text-properties fo:color="#000000" officeooo:rsid="003f675a"/>
    </style:style>
    <style:style style:name="T16" style:family="text">
      <style:text-properties fo:color="#000000" officeooo:rsid="00412f9e"/>
    </style:style>
    <style:style style:name="T17" style:family="text">
      <style:text-properties fo:color="#000000" officeooo:rsid="0047d840"/>
    </style:style>
    <style:style style:name="T18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000000" officeooo:rsid="0037a720" style:language-asian="ru" style:country-asian="RU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officeooo:rsid="003dccc4" style:language-asian="ru" style:country-asian="RU" style:font-size-complex="14pt" style:language-complex="ar" style:country-complex="SA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437784"/>
    </style:style>
    <style:style style:name="T24" style:family="text">
      <style:text-properties fo:language="en" fo:country="US" officeooo:rsid="004511a1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c18e6" style:font-size-asian="14pt" style:font-size-complex="14pt"/>
    </style:style>
    <style:style style:name="T27" style:family="text">
      <style:text-properties fo:font-size="14pt" officeooo:rsid="0035b433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c18e6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35b433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48ae81" style:font-size-asian="14pt" style:font-weight-asian="bold" style:font-size-complex="14pt" style:font-weight-complex="bold"/>
    </style:style>
    <style:style style:name="T32" style:family="text">
      <style:text-properties officeooo:rsid="003e8660"/>
    </style:style>
    <style:style style:name="T33" style:family="text">
      <style:text-properties officeooo:rsid="00412f9e"/>
    </style:style>
    <style:style style:name="T34" style:family="text">
      <style:text-properties officeooo:rsid="0046aa3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Название_20_книги"><text:span text:style-name="T1">отчет</text:span></text:span></text:p>
      <text:p text:style-name="P13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5</text:span></text:span></text:p>
      <text:p text:style-name="P13"><text:span text:style-name="Основной_20_шрифт_20_абзаца"><text:span text:style-name="T3">по дисциплине «Алгоритмы и структуры данных»</text:span></text:span></text:p>
      <text:p text:style-name="P13"><text:span text:style-name="Название_20_книги"><text:span text:style-name="T18">Тема: </text:span></text:span><text:span text:style-name="Название_20_книги"><text:span text:style-name="T20">Бинарные д</text:span></text:span><text:span text:style-name="Название_20_книги"><text:span text:style-name="T19">еревья </text:span></text:span><text:span text:style-name="Название_20_книги"><text:span text:style-name="T21">поиска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4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35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9">работы с </text:span></text:span><text:span text:style-name="Основной_20_шрифт_20_абзаца"><text:span text:style-name="T13">бинарными </text:span></text:span><text:span text:style-name="Основной_20_шрифт_20_абзаца"><text:span text:style-name="T9">деревьями </text:span></text:span><text:span text:style-name="Основной_20_шрифт_20_абзаца"><text:span text:style-name="T14">поиска</text:span></text:span><text:span text:style-name="Основной_20_шрифт_20_абзаца"><text:span text:style-name="T7">.</text:span></text:span></text:p>
      <text:p text:style-name="P26"/>
      <text:h text:style-name="P33" text:outline-level="2">Задание.</text:h>
      <text:p text:style-name="P48">БДП: случайное* БДП; действие: 1+2в </text:p>
      <text:p text:style-name="Standard"/>
      <text:h text:style-name="P33" text:outline-level="2">Основные теоретические положения.</text:h>
      <text:p text:style-name="P9">Бинарное дерево <text:span text:style-name="T32">поиска </text:span>– дерево, где у каждого узла есть 2 поддерева и в каждом узле хранится по одному значению. <text:span text:style-name="T32">Все узлы левее корневого «меньше или равны» корневого, а все узлы правее корневого «больше или равны него».</text:span></text:p>
      <text:p text:style-name="P8"/>
      <text:h text:style-name="P33" text:outline-level="2">Функции и структуры данных.</text:h>
      <text:p text:style-name="P28"><text:span text:style-name="Основной_20_шрифт_20_абзаца"><text:span text:style-name="T11">Создан класс бинарного дерева </text:span></text:span><text:span text:style-name="Основной_20_шрифт_20_абзаца"><text:span text:style-name="T15">поиска</text:span></text:span><text:span text:style-name="Основной_20_шрифт_20_абзаца"><text:span text:style-name="T11">, при инициализации которого создается пустое дерево </text:span></text:span><text:span text:style-name="Основной_20_шрифт_20_абзаца"><text:span text:style-name="T15">с переданным значением</text:span></text:span><text:span text:style-name="Основной_20_шрифт_20_абзаца"><text:span text:style-name="T11">. Для добавления значений в узлах созда</text:span></text:span><text:span text:style-name="Основной_20_шрифт_20_абзаца"><text:span text:style-name="T15">ется </text:span></text:span><text:span text:style-name="Основной_20_шрифт_20_абзаца"><text:span text:style-name="T11">метод, </text:span></text:span><text:span text:style-name="Основной_20_шрифт_20_абзаца"><text:span text:style-name="T15">который добавляет значение в дерево методом случа</text:span></text:span><text:span text:style-name="Основной_20_шрифт_20_абзаца"><text:span text:style-name="T16">й</text:span></text:span><text:span text:style-name="Основной_20_шрифт_20_абзаца"><text:span text:style-name="T15">ной вставки (случайность влияет на то, будет ли вставлено значение в корень дерева, или в поддерево). </text:span></text:span><text:span text:style-name="Основной_20_шрифт_20_абзаца"><text:span text:style-name="T16">Соответственно для него реализуется вставка в корень, вставка в поддерево реализуется в самом методе.</text:span></text:span></text:p>
      <text:p text:style-name="P49"><text:span text:style-name="Основной_20_шрифт_20_абзаца"><text:span text:style-name="T33">Также реализуется метод удаления первого встретившегося переданного элемента. Данный метод работает на слиянии деревьев, если одно из них меньше другого, данная операция реализуется в виде функции join.</text:span></text:span></text:p>
      <text:p text:style-name="P49"><text:span text:style-name="Основной_20_шрифт_20_абзаца"><text:span text:style-name="T33">Для удобства чтения создается метод, рисующий дерево на экране.</text:span></text:span></text:p>
      <text:p text:style-name="P29"/>
      <text:p text:style-name="P29"/>
      <text:p text:style-name="P27">Описание алгоритма.</text:p>
      <text:p text:style-name="P50">Для реализации вставки в корень требуются левые и правые повороты вокруг узла. Данные операции реализуются в виде соответствующих методов.</text:p>
      <text:p text:style-name="P51">Так как переопределение корневого узла невозможно в методе/функции, то все методы или функции возвращают новый корневой узел. <text:line-break/><text:tab/>Через эти методы реализуется вставка в корень – в зависимости от значения оно вставляется в левое или правое поддерево, после чего это <text:soft-page-break/>поддерево поднимается соответствующим поворотом (после рекурсии получается, что переданное значение оказывается в корневом узле).<text:line-break/><text:tab/>В конце концов через этот метод реализуется случайная вставка значения в дерево, которая с шансом равным 1/(значение узлов в дереве + 1) вставляет в корень дерева, а в остальных случаях вставляет в левое или правое поддерево (в зависимости от переданного значения).<text:line-break/></text:p>
      <text:p text:style-name="P51"><text:tab/>Функция слияния деревьев случайно выбирает какой из корневых узлов станет новым корневым (пропорционально количеству узлов в деревьях) после чего вызывается рекурсивно с левым/правым поддеревом и оставшимся деревом для слияния.</text:p>
      <text:p text:style-name="P51"><text:tab/>Метод удаления просто находит нужный элемент сливает у него узла левое и правое поддерево, и возвращает новый корневой узел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4" text:outline-level="2"><text:soft-page-break/>Тестирование.</text:h>
      <text:p text:style-name="P26">Результаты тестирования представлены в табл. 1.</text:p>
      <text:p text:style-name="P30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9">№ п/п</text:p>
          </table:table-cell>
          <table:table-cell table:style-name="Таблица2.A1" office:value-type="string">
            <text:p text:style-name="P19">Входные данные</text:p>
          </table:table-cell>
          <table:table-cell table:style-name="Таблица2.A1" office:value-type="string">
            <text:p text:style-name="P19">Выходные данные</text:p>
          </table:table-cell>
          <table:table-cell table:style-name="Таблица2.D1" office:value-type="string">
            <text:p text:style-name="P19">Комментарии</text:p>
          </table:table-cell>
        </table:table-row>
        <table:table-row>
          <table:table-cell table:style-name="Таблица2.A2" office:value-type="string">
            <text:list xml:id="list2095649762" text:style-name="L1">
              <text:list-item>
                <text:p text:style-name="P38"/>
              </text:list-item>
            </text:list>
          </table:table-cell>
          <table:table-cell table:style-name="Таблица2.A2" office:value-type="string">
            <text:p text:style-name="P40">1 2 3 0<text:line-break/><text:line-break/>1</text:p>
          </table:table-cell>
          <table:table-cell table:style-name="Таблица2.A2" office:value-type="string">
            <text:p text:style-name="P24"/>
            <text:p text:style-name="P24">Your tree -- </text:p>
            <text:p text:style-name="P24">└─1</text:p>
            <text:p text:style-name="P24"><text:s text:c="2"/>|─2</text:p>
            <text:p text:style-name="P24"><text:s text:c="2"/>| |─3</text:p>
            <text:p text:style-name="P24"><text:s text:c="2"/>| | ├─ empty</text:p>
            <text:p text:style-name="P24"><text:s text:c="2"/>| | └─ empty</text:p>
            <text:p text:style-name="P24"><text:s text:c="2"/>| └─ empty</text:p>
            <text:p text:style-name="P24"><text:s text:c="2"/>└─ empty</text:p>
            <text:p text:style-name="P24"/>
            <text:p text:style-name="P24">Number to delete -- 1</text:p>
            <text:p text:style-name="P24"/>
            <text:p text:style-name="P24">The result -- </text:p>
            <text:p text:style-name="P24">└─2</text:p>
            <text:p text:style-name="P24"><text:s text:c="2"/>|─3</text:p>
            <text:p text:style-name="P24"><text:s text:c="2"/>| ├─ empty</text:p>
            <text:p text:style-name="P24"><text:s text:c="2"/>| └─ empty</text:p>
          </table:table-cell>
          <table:table-cell table:style-name="Таблица2.D2" office:value-type="string">
            <text:p text:style-name="P18"><text:span text:style-name="Основной_20_шрифт_20_абзаца"><text:span text:style-name="T8"><text:s/></text:span></text:span></text:p>
          </table:table-cell>
        </table:table-row>
        <table:table-row>
          <table:table-cell table:style-name="Таблица2.A2" office:value-type="string">
            <text:list xml:id="list183128818886557" text:continue-numbering="true" text:style-name="L1">
              <text:list-item>
                <text:p text:style-name="P38"/>
              </text:list-item>
            </text:list>
          </table:table-cell>
          <table:table-cell table:style-name="Таблица2.A2" office:value-type="string">
            <text:p text:style-name="P43">1 2 3 0</text:p>
            <text:p text:style-name="P43">2</text:p>
          </table:table-cell>
          <table:table-cell table:style-name="Таблица2.A2" office:value-type="string">
            <text:p text:style-name="P24">Your tree -- </text:p>
            <text:p text:style-name="P24">└─2</text:p>
            <text:p text:style-name="P24"><text:s text:c="2"/>|─3</text:p>
            <text:p text:style-name="P24"><text:s text:c="2"/>| ├─ empty</text:p>
            <text:p text:style-name="P24"><text:s text:c="2"/>| └─ empty</text:p>
            <text:p text:style-name="P24"><text:s text:c="2"/>└─1</text:p>
            <text:p text:style-name="P24"><text:s text:c="4"/>├─ empty</text:p>
            <text:p text:style-name="P24"><text:s text:c="4"/>└─ empty</text:p>
            <text:p text:style-name="P24"/>
            <text:p text:style-name="P24"><text:soft-page-break/>Number to delete -- 2</text:p>
            <text:p text:style-name="P24"/>
            <text:p text:style-name="P24">The result -- </text:p>
            <text:p text:style-name="P24">└─1</text:p>
            <text:p text:style-name="P24"><text:s text:c="2"/>|─3</text:p>
            <text:p text:style-name="P24"><text:s text:c="2"/>| ├─ empty</text:p>
            <text:p text:style-name="P24"><text:s text:c="2"/>| └─ empty</text:p>
            <text:p text:style-name="P24"><text:s text:c="2"/>└─ empty</text:p>
          </table:table-cell>
          <table:table-cell table:style-name="Таблица2.D2" office:value-type="string">
            <text:p text:style-name="P21"/>
          </table:table-cell>
        </table:table-row>
        <table:table-row>
          <table:table-cell table:style-name="Таблица2.A2" office:value-type="string">
            <text:list xml:id="list183127633591603" text:continue-numbering="true" text:style-name="L1">
              <text:list-item>
                <text:p text:style-name="P38"/>
              </text:list-item>
            </text:list>
          </table:table-cell>
          <table:table-cell table:style-name="Таблица2.A2" office:value-type="string">
            <text:p text:style-name="P43">1 2 3 0</text:p>
            <text:p text:style-name="P43">3</text:p>
          </table:table-cell>
          <table:table-cell table:style-name="Таблица2.A2" office:value-type="string">
            <text:p text:style-name="P23">Your tree -- </text:p>
            <text:p text:style-name="P23">└─1</text:p>
            <text:p text:style-name="P23"><text:s text:c="2"/>|─2</text:p>
            <text:p text:style-name="P23"><text:s text:c="2"/>| |─3</text:p>
            <text:p text:style-name="P23"><text:s text:c="2"/>| | ├─ empty</text:p>
            <text:p text:style-name="P23"><text:s text:c="2"/>| | └─ empty</text:p>
            <text:p text:style-name="P23"><text:s text:c="2"/>| └─ empty</text:p>
            <text:p text:style-name="P23"><text:s text:c="2"/>└─ empty</text:p>
            <text:p text:style-name="P23"/>
            <text:p text:style-name="P23">Number to delete -- 3</text:p>
            <text:p text:style-name="P23"/>
            <text:p text:style-name="P23">The result -- </text:p>
            <text:p text:style-name="P23">└─1</text:p>
            <text:p text:style-name="P23"><text:s text:c="2"/>|─2</text:p>
            <text:p text:style-name="P23"><text:s text:c="2"/>| ├─ empty</text:p>
            <text:p text:style-name="P23"><text:s text:c="2"/>| └─ empty</text:p>
            <text:p text:style-name="P23"><text:s text:c="2"/>└─ empty</text:p>
          </table:table-cell>
          <table:table-cell table:style-name="Таблица2.D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0">4.</text:p>
          </table:table-cell>
          <table:table-cell table:style-name="Таблица2.A2" office:value-type="string">
            <text:p text:style-name="P45"><text:span text:style-name="Основной_20_шрифт_20_абзаца"><text:span text:style-name="T23">1 2 3 0</text:span></text:span></text:p>
            <text:p text:style-name="P45"><text:span text:style-name="Основной_20_шрифт_20_абзаца"><text:span text:style-name="T23">4</text:span></text:span></text:p>
          </table:table-cell>
          <table:table-cell table:style-name="Таблица2.A2" office:value-type="string">
            <text:p text:style-name="P25"><text:span text:style-name="T22">Your tree -- </text:span></text:p>
            <text:p text:style-name="P25"><text:span text:style-name="T22">└─1</text:span></text:p>
            <text:p text:style-name="P25"><text:span text:style-name="T22"><text:s text:c="2"/>|─2</text:span></text:p>
            <text:p text:style-name="P25"><text:span text:style-name="T22"><text:s text:c="2"/>| |─3</text:span></text:p>
            <text:p text:style-name="P25"><text:span text:style-name="T22"><text:s text:c="2"/>| | ├─ empty</text:span></text:p>
            <text:p text:style-name="P25"><text:soft-page-break/><text:span text:style-name="T22"><text:s text:c="2"/>| | └─ empty</text:span></text:p>
            <text:p text:style-name="P25"><text:span text:style-name="T22"><text:s text:c="2"/>| └─ empty</text:span></text:p>
            <text:p text:style-name="P25"><text:span text:style-name="T22"><text:s text:c="2"/>└─ empty</text:span></text:p>
            <text:p text:style-name="P25"><text:span text:style-name="T22"/></text:p>
            <text:p text:style-name="P25"><text:span text:style-name="T22">Number to delete -- 4</text:span></text:p>
            <text:p text:style-name="P25"><text:span text:style-name="T22"/></text:p>
            <text:p text:style-name="P25"><text:span text:style-name="T22">The result -- </text:span></text:p>
            <text:p text:style-name="P25"><text:span text:style-name="T22">└─1</text:span></text:p>
            <text:p text:style-name="P25"><text:span text:style-name="T22"><text:s text:c="2"/>|─2</text:span></text:p>
            <text:p text:style-name="P25"><text:span text:style-name="T22"><text:s text:c="2"/>| |─3</text:span></text:p>
            <text:p text:style-name="P25"><text:span text:style-name="T22"><text:s text:c="2"/>| | ├─ empty</text:span></text:p>
            <text:p text:style-name="P25"><text:span text:style-name="T22"><text:s text:c="2"/>| | └─ empty</text:span></text:p>
            <text:p text:style-name="P25"><text:span text:style-name="T22"><text:s text:c="2"/>| └─ empty</text:span></text:p>
            <text:p text:style-name="P25"><text:span text:style-name="T22"><text:s text:c="2"/>└─ empty</text:span>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0">5.</text:p>
          </table:table-cell>
          <table:table-cell table:style-name="Таблица2.A2" office:value-type="string">
            <text:p text:style-name="P45"><text:span text:style-name="Основной_20_шрифт_20_абзаца"><text:span text:style-name="T23">1 2 3 4 5 6 7 8 9 10 0</text:span></text:span></text:p>
            <text:p text:style-name="P45"><text:span text:style-name="Основной_20_шрифт_20_абзаца"><text:span text:style-name="T23"/></text:span></text:p>
            <text:p text:style-name="P45"><text:span text:style-name="Основной_20_шрифт_20_абзаца"><text:span text:style-name="T23">3</text:span></text:span></text:p>
          </table:table-cell>
          <table:table-cell table:style-name="Таблица2.A2" office:value-type="string">
            <text:p text:style-name="P25">Your tree -- </text:p>
            <text:p text:style-name="P25">└─4</text:p>
            <text:p text:style-name="P25"><text:s text:c="2"/>|─9</text:p>
            <text:p text:style-name="P25"><text:s text:c="2"/>| |─10</text:p>
            <text:p text:style-name="P25"><text:s text:c="2"/>| | ├─ empty</text:p>
            <text:p text:style-name="P25"><text:s text:c="2"/>| | └─ empty</text:p>
            <text:p text:style-name="P25"><text:s text:c="2"/>| └─7</text:p>
            <text:p text:style-name="P25"><text:s text:c="2"/>| <text:s text:c="2"/>|─8</text:p>
            <text:p text:style-name="P25"><text:s text:c="2"/>| <text:s text:c="2"/>| ├─ empty</text:p>
            <text:p text:style-name="P25"><text:s text:c="2"/>| <text:s text:c="2"/>| └─ empty</text:p>
            <text:p text:style-name="P25"><text:s text:c="2"/>| <text:s text:c="2"/>└─6</text:p>
            <text:p text:style-name="P25"><text:s text:c="2"/>| <text:s text:c="4"/>├─ empty</text:p>
            <text:p text:style-name="P25"><text:s text:c="2"/>| <text:s text:c="4"/>└─5</text:p>
            <text:p text:style-name="P25"><text:s text:c="2"/>| <text:s text:c="6"/>├─ empty</text:p>
            <text:p text:style-name="P25"><text:s text:c="2"/>| <text:s text:c="6"/>└─ empty</text:p>
            <text:p text:style-name="P25"><text:s text:c="2"/>└─3</text:p>
            <text:p text:style-name="P25"><text:soft-page-break/><text:s text:c="4"/>├─ empty</text:p>
            <text:p text:style-name="P25"><text:s text:c="4"/>└─1</text:p>
            <text:p text:style-name="P25"><text:s text:c="6"/>|─2</text:p>
            <text:p text:style-name="P25"><text:s text:c="6"/>| ├─ empty</text:p>
            <text:p text:style-name="P25"><text:s text:c="6"/>| └─ empty</text:p>
            <text:p text:style-name="P25"><text:s text:c="6"/>└─ empty</text:p>
            <text:p text:style-name="P25"/>
            <text:p text:style-name="P25">Number to delete -- 3</text:p>
            <text:p text:style-name="P25"/>
            <text:p text:style-name="P25">The result -- </text:p>
            <text:p text:style-name="P25">└─4</text:p>
            <text:p text:style-name="P25"><text:s text:c="2"/>|─9</text:p>
            <text:p text:style-name="P25"><text:s text:c="2"/>| |─10</text:p>
            <text:p text:style-name="P25"><text:s text:c="2"/>| | ├─ empty</text:p>
            <text:p text:style-name="P25"><text:s text:c="2"/>| | └─ empty</text:p>
            <text:p text:style-name="P25"><text:s text:c="2"/>| └─7</text:p>
            <text:p text:style-name="P25"><text:s text:c="2"/>| <text:s text:c="2"/>|─8</text:p>
            <text:p text:style-name="P25"><text:s text:c="2"/>| <text:s text:c="2"/>| ├─ empty</text:p>
            <text:p text:style-name="P25"><text:s text:c="2"/>| <text:s text:c="2"/>| └─ empty</text:p>
            <text:p text:style-name="P25"><text:s text:c="2"/>| <text:s text:c="2"/>└─6</text:p>
            <text:p text:style-name="P25"><text:s text:c="2"/>| <text:s text:c="4"/>├─ empty</text:p>
            <text:p text:style-name="P25"><text:s text:c="2"/>| <text:s text:c="4"/>└─5</text:p>
            <text:p text:style-name="P25"><text:s text:c="2"/>| <text:s text:c="6"/>├─ empty</text:p>
            <text:p text:style-name="P25"><text:s text:c="2"/>| <text:s text:c="6"/>└─ empty</text:p>
            <text:p text:style-name="P25"><text:s text:c="2"/>└─1</text:p>
            <text:p text:style-name="P25"><text:s text:c="4"/>|─2</text:p>
            <text:p text:style-name="P25"><text:s text:c="4"/>| ├─ empty</text:p>
            <text:p text:style-name="P25"><text:s text:c="4"/>| └─ empty</text:p>
            <text:p text:style-name="P25"><text:s text:c="4"/>└─ empty</text:p>
          </table:table-cell>
          <table:table-cell table:style-name="Таблица2.D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0">6.</text:p>
          </table:table-cell>
          <table:table-cell table:style-name="Таблица2.A2" office:value-type="string">
            <text:p text:style-name="P46"><text:span text:style-name="Основной_20_шрифт_20_абзаца"><text:span text:style-name="T24">1 10 100 1000 0</text:span></text:span></text:p>
            <text:p text:style-name="P46"><text:soft-page-break/><text:span text:style-name="Основной_20_шрифт_20_абзаца"><text:span text:style-name="T24">1</text:span></text:span></text:p>
          </table:table-cell>
          <table:table-cell table:style-name="Таблица2.A2" office:value-type="string">
            <text:p text:style-name="P42">Your tree -- </text:p>
            <text:p text:style-name="P42"><text:soft-page-break/>└─100</text:p>
            <text:p text:style-name="P42"><text:s text:c="2"/>|─1000</text:p>
            <text:p text:style-name="P42"><text:s text:c="2"/>| ├─ empty</text:p>
            <text:p text:style-name="P42"><text:s text:c="2"/>| └─ empty</text:p>
            <text:p text:style-name="P42"><text:s text:c="2"/>└─1</text:p>
            <text:p text:style-name="P42"><text:s text:c="4"/>|─10</text:p>
            <text:p text:style-name="P42"><text:s text:c="4"/>| ├─ empty</text:p>
            <text:p text:style-name="P42"><text:s text:c="4"/>| └─ empty</text:p>
            <text:p text:style-name="P42"><text:s text:c="4"/>└─ empty</text:p>
            <text:p text:style-name="P42"/>
            <text:p text:style-name="P42">Number to delete -- 1</text:p>
            <text:p text:style-name="P42"/>
            <text:p text:style-name="P42">The result -- </text:p>
            <text:p text:style-name="P42">└─100</text:p>
            <text:p text:style-name="P42"><text:s text:c="2"/>|─1000</text:p>
            <text:p text:style-name="P42"><text:s text:c="2"/>| ├─ empty</text:p>
            <text:p text:style-name="P42"><text:s text:c="2"/>| └─ empty</text:p>
            <text:p text:style-name="P42"><text:s text:c="2"/>└─10</text:p>
            <text:p text:style-name="P42"><text:s text:c="4"/>├─ empty</text:p>
            <text:p text:style-name="P42"><text:s text:c="4"/>└─ empty</text:p>
          </table:table-cell>
          <table:table-cell table:style-name="Таблица2.D2" office:value-type="string">
            <text:p text:style-name="P23"/>
          </table:table-cell>
        </table:table-row>
      </table:table>
      <text:p text:style-name="P8"/>
      <text:h text:style-name="P33" text:outline-level="2">Выводы.</text:h>
      <text:p text:style-name="P7">Был<text:span text:style-name="T34">и изучены алгоритмы работы с случайными деревьями поиска.</text:span></text:p>
      <text:p text:style-name="P4"/>
      <text:h text:style-name="P32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0">B</text:span></text:span><text:span text:style-name="Основной_20_шрифт_20_абзаца"><text:span text:style-name="T12">in</text:span></text:span><text:span text:style-name="Основной_20_шрифт_20_абзаца"><text:span text:style-name="T17">arySearch</text:span></text:span><text:span text:style-name="Основной_20_шрифт_20_абзаца"><text:span text:style-name="T12">Tree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31">#include "BinarySearchTree.h"</text:p>
      <text:p text:style-name="P31"/>
      <text:p text:style-name="P31">BinarySearchTree::BinarySearchTree(int inputData)</text:p>
      <text:p text:style-name="P31">{</text:p>
      <text:p text:style-name="P31"><text:s text:c="4"/>data = inputData;</text:p>
      <text:p text:style-name="P31"><text:s text:c="4"/>quantityOfNodes = 1;</text:p>
      <text:p text:style-name="P31"><text:s text:c="4"/>pointers.left = nullptr;</text:p>
      <text:p text:style-name="P31"><text:s text:c="4"/>pointers.right = nullptr;</text:p>
      <text:p text:style-name="P31">}</text:p>
      <text:p text:style-name="P31"/>
      <text:p text:style-name="P31">BinarySearchTree::BinarySearchTree(const BinarySearchTree &amp; binarySearchTree) // Copy operator</text:p>
      <text:p text:style-name="P31">{</text:p>
      <text:p text:style-name="P31"><text:s text:c="4"/>data = binarySearchTree.data;</text:p>
      <text:p text:style-name="P31"/>
      <text:p text:style-name="P31"><text:s text:c="4"/>if (binarySearchTree.pointers.left != nullptr)</text:p>
      <text:p text:style-name="P31"><text:s text:c="8"/>pointers.left = new BinarySearchTree(*binarySearchTree.pointers.left);</text:p>
      <text:p text:style-name="P31"/>
      <text:p text:style-name="P31"><text:s text:c="4"/>if (binarySearchTree.pointers.right != nullptr)</text:p>
      <text:p text:style-name="P31"><text:s text:c="8"/>pointers.right = new BinarySearchTree(*binarySearchTree.pointers.right);</text:p>
      <text:p text:style-name="P31">}</text:p>
      <text:p text:style-name="P31"/>
      <text:p text:style-name="P31">BinarySearchTree::~BinarySearchTree()</text:p>
      <text:p text:style-name="P31">{</text:p>
      <text:p text:style-name="P31"><text:s text:c="4"/>if (pointers.left != nullptr)</text:p>
      <text:p text:style-name="P31"><text:s text:c="8"/>delete pointers.left;</text:p>
      <text:p text:style-name="P31"><text:s text:c="4"/>if (pointers.right != nullptr)</text:p>
      <text:p text:style-name="P31"><text:s text:c="8"/>delete pointers.right;</text:p>
      <text:p text:style-name="P31">}</text:p>
      <text:p text:style-name="P31"/>
      <text:p text:style-name="P31">int BinarySearchTree::getQuantityOfNodes()</text:p>
      <text:p text:style-name="P31">{</text:p>
      <text:p text:style-name="P31"><text:s text:c="4"/>return quantityOfNodes;</text:p>
      <text:p text:style-name="P31">}</text:p>
      <text:p text:style-name="P31"/>
      <text:p text:style-name="P31">void BinarySearchTree::updateQuantityOfNodes()</text:p>
      <text:p text:style-name="P31">{</text:p>
      <text:p text:style-name="P31"><text:s text:c="4"/>unsigned int quantityOfNodesLeft = 0;</text:p>
      <text:p text:style-name="P31"><text:s text:c="4"/>unsigned int quantityOfNodesRight = 0;</text:p>
      <text:p text:style-name="P31"><text:s text:c="4"/>if (pointers.left != nullptr)</text:p>
      <text:p text:style-name="P31"><text:s text:c="8"/>quantityOfNodesLeft = pointers.left-&gt;getQuantityOfNodes();</text:p>
      <text:p text:style-name="P31"><text:s text:c="4"/></text:p>
      <text:p text:style-name="P31"><text:s text:c="4"/>if (pointers.right != nullptr)</text:p>
      <text:p text:style-name="P31"><text:s text:c="8"/>quantityOfNodesRight = pointers.right-&gt;getQuantityOfNodes();</text:p>
      <text:p text:style-name="P31"/>
      <text:p text:style-name="P31"><text:s text:c="4"/>quantityOfNodes = 1 + quantityOfNodesLeft + quantityOfNodesRight;</text:p>
      <text:p text:style-name="P31">}</text:p>
      <text:p text:style-name="P31"/>
      <text:p text:style-name="P31">BinarySearchTree* BinarySearchTree::rotateLeft() // (A, (B, C)) -&gt; ((A, B), C))</text:p>
      <text:p text:style-name="P31">{</text:p>
      <text:p text:style-name="P31"><text:s text:c="4"/>BinarySearchTree* right = pointers.right;</text:p>
      <text:p text:style-name="P31"><text:s text:c="4"/>if (right == nullptr)</text:p>
      <text:p text:style-name="P31"><text:s text:c="8"/>return this;</text:p>
      <text:p text:style-name="P31"><text:s text:c="4"/>pointers.right = right-&gt;pointers.left;</text:p>
      <text:p text:style-name="P31"><text:soft-page-break/><text:s text:c="4"/>right-&gt;pointers.left = this;</text:p>
      <text:p text:style-name="P31"/>
      <text:p text:style-name="P31"><text:s text:c="4"/>right-&gt;quantityOfNodes = quantityOfNodes;</text:p>
      <text:p text:style-name="P31"><text:s text:c="4"/>updateQuantityOfNodes();</text:p>
      <text:p text:style-name="P31"><text:s text:c="4"/>return right;</text:p>
      <text:p text:style-name="P31">}</text:p>
      <text:p text:style-name="P31"/>
      <text:p text:style-name="P31">BinarySearchTree* BinarySearchTree::rotateRight() //((A, B), C)) -&gt; (A, (B, C))</text:p>
      <text:p text:style-name="P31">{</text:p>
      <text:p text:style-name="P31"><text:s text:c="4"/>BinarySearchTree* left = pointers.left;</text:p>
      <text:p text:style-name="P31"><text:s text:c="4"/>if (left == nullptr)</text:p>
      <text:p text:style-name="P31"><text:s text:c="8"/>return this;</text:p>
      <text:p text:style-name="P31"><text:s text:c="4"/>pointers.left = left-&gt;pointers.right;</text:p>
      <text:p text:style-name="P31"><text:s text:c="4"/>left-&gt;pointers.right = this;</text:p>
      <text:p text:style-name="P31"/>
      <text:p text:style-name="P31"><text:s text:c="4"/>left-&gt;quantityOfNodes = quantityOfNodes;</text:p>
      <text:p text:style-name="P31"><text:s text:c="4"/>updateQuantityOfNodes();</text:p>
      <text:p text:style-name="P31"><text:s text:c="4"/>return left;</text:p>
      <text:p text:style-name="P31">}</text:p>
      <text:p text:style-name="P31"/>
      <text:p text:style-name="P31">BinarySearchTree* BinarySearchTree::insertInRoot(int inputData)</text:p>
      <text:p text:style-name="P31">{</text:p>
      <text:p text:style-name="P31"><text:s text:c="4"/>if (inputData &lt; data)</text:p>
      <text:p text:style-name="P31"><text:s text:c="4"/>{</text:p>
      <text:p text:style-name="P31"><text:s text:c="8"/>if (pointers.left == nullptr)</text:p>
      <text:p text:style-name="P31"><text:s text:c="8"/>{</text:p>
      <text:p text:style-name="P31"><text:s text:c="12"/>pointers.left = new BinarySearchTree(inputData); <text:s text:c="7"/></text:p>
      <text:p text:style-name="P31"><text:s text:c="12"/>return this;</text:p>
      <text:p text:style-name="P31"><text:s text:c="8"/>}</text:p>
      <text:p text:style-name="P31"><text:s text:c="8"/>else</text:p>
      <text:p text:style-name="P31"><text:s text:c="8"/>{</text:p>
      <text:p text:style-name="P31"><text:s text:c="12"/>pointers.left = pointers.left-&gt;insertInRoot(inputData);</text:p>
      <text:p text:style-name="P31"><text:s text:c="12"/>return rotateRight();</text:p>
      <text:p text:style-name="P31"><text:s text:c="8"/>}</text:p>
      <text:p text:style-name="P31"><text:s text:c="4"/>}</text:p>
      <text:p text:style-name="P31"/>
      <text:p text:style-name="P31"><text:s text:c="4"/>if (pointers.right == nullptr)</text:p>
      <text:p text:style-name="P31"><text:s text:c="4"/>{</text:p>
      <text:p text:style-name="P31"><text:s text:c="8"/>pointers.right = new BinarySearchTree(inputData);</text:p>
      <text:p text:style-name="P31"><text:s text:c="8"/>return this;</text:p>
      <text:p text:style-name="P31"><text:s text:c="4"/>}</text:p>
      <text:p text:style-name="P31"><text:s text:c="4"/>else</text:p>
      <text:p text:style-name="P31"><text:s text:c="4"/>{</text:p>
      <text:p text:style-name="P31"><text:s text:c="8"/>pointers.right = pointers.right-&gt;insertInRoot(inputData);</text:p>
      <text:p text:style-name="P31"><text:s text:c="8"/>return rotateLeft();</text:p>
      <text:p text:style-name="P31"><text:s text:c="4"/>}</text:p>
      <text:p text:style-name="P31">}</text:p>
      <text:p text:style-name="P31"/>
      <text:p text:style-name="P31">BinarySearchTree* BinarySearchTree::insert(int inputData)</text:p>
      <text:p text:style-name="P31">{</text:p>
      <text:p text:style-name="P31"><text:s text:c="4"/>int randNumber = rand();</text:p>
      <text:p text:style-name="P31"><text:s text:c="4"/>srand(randNumber);</text:p>
      <text:p text:style-name="P31"/>
      <text:p text:style-name="P31"><text:s text:c="4"/>bool stopHere = false;</text:p>
      <text:p text:style-name="P31"><text:s text:c="4"/>if (randNumber%(quantityOfNodes + 1) == 0)</text:p>
      <text:p text:style-name="P31"><text:s text:c="8"/>stopHere = true;</text:p>
      <text:p text:style-name="P31"/>
      <text:p text:style-name="P31"><text:s text:c="4"/>if (stopHere)</text:p>
      <text:p text:style-name="P31"><text:s text:c="4"/>{</text:p>
      <text:p text:style-name="P31"><text:soft-page-break/><text:s text:c="8"/>BinarySearchTree* res = insertInRoot(inputData);</text:p>
      <text:p text:style-name="P31"><text:s text:c="8"/>updateQuantityOfNodes();</text:p>
      <text:p text:style-name="P31"><text:s text:c="8"/>return res;</text:p>
      <text:p text:style-name="P31"><text:s text:c="4"/>}</text:p>
      <text:p text:style-name="P31"/>
      <text:p text:style-name="P31"><text:s text:c="4"/>if (inputData &lt; data)</text:p>
      <text:p text:style-name="P31"><text:s text:c="4"/>{</text:p>
      <text:p text:style-name="P31"><text:s text:c="8"/>if (pointers.left == nullptr)</text:p>
      <text:p text:style-name="P31"><text:s text:c="12"/>pointers.left = new BinarySearchTree(inputData);</text:p>
      <text:p text:style-name="P31"><text:s text:c="8"/>else</text:p>
      <text:p text:style-name="P31"><text:s text:c="12"/>pointers.left = pointers.left-&gt;insert(inputData);</text:p>
      <text:p text:style-name="P31"><text:s text:c="4"/>}</text:p>
      <text:p text:style-name="P31"><text:s text:c="4"/>else</text:p>
      <text:p text:style-name="P31"><text:s text:c="4"/>{</text:p>
      <text:p text:style-name="P31"><text:s text:c="8"/>if (pointers.right == nullptr)</text:p>
      <text:p text:style-name="P31"><text:s text:c="12"/>pointers.right = new BinarySearchTree(inputData);</text:p>
      <text:p text:style-name="P31"><text:s text:c="8"/>else</text:p>
      <text:p text:style-name="P31"><text:s text:c="12"/>pointers.right = pointers.right-&gt;insert(inputData);</text:p>
      <text:p text:style-name="P31"><text:s text:c="4"/>}</text:p>
      <text:p text:style-name="P31"/>
      <text:p text:style-name="P31"><text:s text:c="4"/>updateQuantityOfNodes();</text:p>
      <text:p text:style-name="P31"><text:s text:c="4"/>return this;</text:p>
      <text:p text:style-name="P31">}</text:p>
      <text:p text:style-name="P31"/>
      <text:p text:style-name="P31">BinarySearchTree* join(BinarySearchTree* smallerTree, BinarySearchTree* biggerTree)</text:p>
      <text:p text:style-name="P31">{</text:p>
      <text:p text:style-name="P31"><text:s text:c="4"/>if (smallerTree == nullptr)</text:p>
      <text:p text:style-name="P31"><text:s text:c="8"/>return biggerTree;</text:p>
      <text:p text:style-name="P31"><text:s text:c="4"/>if (biggerTree == nullptr)</text:p>
      <text:p text:style-name="P31"><text:s text:c="8"/>return smallerTree;</text:p>
      <text:p text:style-name="P31"/>
      <text:p text:style-name="P31"><text:s text:c="4"/>int randNumber = rand();</text:p>
      <text:p text:style-name="P31"><text:s text:c="4"/>srand(randNumber);</text:p>
      <text:p text:style-name="P31"><text:s text:c="4"/>bool <text:s/>goSmaller = false;</text:p>
      <text:p text:style-name="P31"><text:s text:c="4"/>if (randNumber%(smallerTree-&gt;getQuantityOfNodes() + biggerTree-&gt;getQuantityOfNodes()) &lt; smallerTree-&gt;getQuantityOfNodes())</text:p>
      <text:p text:style-name="P31"><text:s text:c="9"/>goSmaller = true;</text:p>
      <text:p text:style-name="P31"/>
      <text:p text:style-name="P31"><text:s text:c="4"/>if (goSmaller) {</text:p>
      <text:p text:style-name="P31"><text:s text:c="8"/>smallerTree-&gt;pointers.right = join(smallerTree-&gt;pointers.right, biggerTree);</text:p>
      <text:p text:style-name="P31"><text:s text:c="8"/>smallerTree-&gt;updateQuantityOfNodes();</text:p>
      <text:p text:style-name="P31"><text:s text:c="8"/>return smallerTree;</text:p>
      <text:p text:style-name="P31"><text:s text:c="4"/>} else {</text:p>
      <text:p text:style-name="P31"><text:s text:c="8"/>biggerTree-&gt;pointers.left = join(smallerTree, biggerTree-&gt;pointers.left);</text:p>
      <text:p text:style-name="P31"><text:s text:c="8"/>biggerTree-&gt;updateQuantityOfNodes();</text:p>
      <text:p text:style-name="P31"><text:s text:c="8"/>return biggerTree;</text:p>
      <text:p text:style-name="P31"><text:s text:c="4"/>}</text:p>
      <text:p text:style-name="P31">}</text:p>
      <text:p text:style-name="P31"/>
      <text:p text:style-name="P31">BinarySearchTree* BinarySearchTree::deleteFirst(int inputData)</text:p>
      <text:p text:style-name="P31">{</text:p>
      <text:p text:style-name="P31"><text:s text:c="4"/>if (inputData == data)</text:p>
      <text:p text:style-name="P31"><text:s text:c="4"/>{</text:p>
      <text:p text:style-name="P31"><text:s text:c="8"/>BinarySearchTree* res = join(pointers.left, pointers.right);</text:p>
      <text:p text:style-name="P31"><text:s text:c="8"/>return res;</text:p>
      <text:p text:style-name="P31"><text:s text:c="4"/>}</text:p>
      <text:p text:style-name="P31"/>
      <text:p text:style-name="P31"><text:s text:c="4"/>if (inputData &lt; data)</text:p>
      <text:p text:style-name="P31"><text:s text:c="4"/>{</text:p>
      <text:p text:style-name="P31"><text:soft-page-break/><text:s text:c="8"/>if (pointers.left != nullptr)</text:p>
      <text:p text:style-name="P31"><text:s text:c="12"/>pointers.left = pointers.left-&gt;deleteFirst(inputData);</text:p>
      <text:p text:style-name="P31"><text:s text:c="4"/>}</text:p>
      <text:p text:style-name="P31"/>
      <text:p text:style-name="P31"><text:s text:c="4"/>else</text:p>
      <text:p text:style-name="P31"><text:s text:c="4"/>{</text:p>
      <text:p text:style-name="P31"><text:s text:c="8"/>if (pointers.right != nullptr)</text:p>
      <text:p text:style-name="P31"><text:s text:c="12"/>pointers.right = pointers.right-&gt;deleteFirst(inputData);</text:p>
      <text:p text:style-name="P31"><text:s text:c="4"/>}</text:p>
      <text:p text:style-name="P31"/>
      <text:p text:style-name="P31"><text:s text:c="4"/>return this;</text:p>
      <text:p text:style-name="P31">}</text:p>
      <text:p text:style-name="P31"/>
      <text:p text:style-name="P31">void BinarySearchTree::draw(string buffer, bool isLast)</text:p>
      <text:p text:style-name="P31">{</text:p>
      <text:p text:style-name="P31"><text:s text:c="4"/>string branch = "├";</text:p>
      <text:p text:style-name="P31"><text:s text:c="4"/>string pipe = "|";</text:p>
      <text:p text:style-name="P31"><text:s text:c="4"/>string end = "└";</text:p>
      <text:p text:style-name="P31"><text:s text:c="4"/>string dash = "─";</text:p>
      <text:p text:style-name="P31"/>
      <text:p text:style-name="P31"><text:s text:c="4"/>if (isLast)</text:p>
      <text:p text:style-name="P31"><text:s text:c="4"/>{</text:p>
      <text:p text:style-name="P31"><text:s text:c="8"/>cout &lt;&lt; buffer &lt;&lt; end &lt;&lt; dash &lt;&lt; data &lt;&lt; '\n';</text:p>
      <text:p text:style-name="P31"><text:s text:c="8"/>buffer += " <text:s/>";</text:p>
      <text:p text:style-name="P31"><text:s text:c="4"/>}</text:p>
      <text:p text:style-name="P31"/>
      <text:p text:style-name="P31"><text:s text:c="4"/>else</text:p>
      <text:p text:style-name="P31"><text:s text:c="4"/>{</text:p>
      <text:p text:style-name="P31"><text:s text:c="8"/>cout &lt;&lt; buffer &lt;&lt; pipe &lt;&lt; dash &lt;&lt; data &lt;&lt; '\n';</text:p>
      <text:p text:style-name="P31"><text:s text:c="8"/>buffer += pipe + " ";</text:p>
      <text:p text:style-name="P31"><text:s text:c="4"/>}</text:p>
      <text:p text:style-name="P31"/>
      <text:p text:style-name="P31"><text:s text:c="4"/>if (pointers.right != nullptr)</text:p>
      <text:p text:style-name="P31"><text:s text:c="8"/>pointers.right-&gt;draw(buffer, false);</text:p>
      <text:p text:style-name="P31"><text:s text:c="4"/>else</text:p>
      <text:p text:style-name="P31"><text:s text:c="8"/>cout &lt;&lt; buffer &lt;&lt; branch &lt;&lt; dash &lt;&lt; " empty\n";</text:p>
      <text:p text:style-name="P31"/>
      <text:p text:style-name="P31"/>
      <text:p text:style-name="P31"><text:s text:c="4"/>if (pointers.left != nullptr)</text:p>
      <text:p text:style-name="P31"><text:s text:c="8"/>pointers.left-&gt;draw(buffer, true);</text:p>
      <text:p text:style-name="P31"><text:s text:c="4"/>else</text:p>
      <text:p text:style-name="P31"><text:s text:c="8"/>cout &lt;&lt; buffer &lt;&lt; end &lt;&lt; dash &lt;&lt; " empty\n";</text:p>
      <text:p text:style-name="P31">}</text:p>
      <text:p text:style-name="P31"/>
      <text:p text:style-name="P31">void greetingMessage()</text:p>
      <text:p text:style-name="P31">{</text:p>
      <text:p text:style-name="P31"><text:s text:c="4"/>cout &lt;&lt; "\nFile input example -- ./main -f input.txt\n\n";</text:p>
      <text:p text:style-name="P31"><text:s text:c="4"/>cout &lt;&lt; "Hello. Please input null terminated ";</text:p>
      <text:p text:style-name="P31"><text:s text:c="4"/>cout &lt;&lt; "sequence of numbers.\nThe programm will make ";</text:p>
      <text:p text:style-name="P31"><text:s text:c="4"/>cout &lt;&lt; "binary out of them.\nThen input a number, to ";</text:p>
      <text:p text:style-name="P31"><text:s text:c="4"/>cout &lt;&lt; "delete it from the tree.\n";</text:p>
      <text:p text:style-name="P31">}</text:p>
      <text:p text:style-name="P31"/>
      <text:p text:style-name="P31">BinarySearchTree* stdInputTree()</text:p>
      <text:p text:style-name="P31">{</text:p>
      <text:p text:style-name="P31"><text:s text:c="4"/>int data;</text:p>
      <text:p text:style-name="P31"><text:s text:c="4"/>cin &gt;&gt; data;</text:p>
      <text:p text:style-name="P31"><text:s text:c="4"/>BinarySearchTree* tree = new BinarySearchTree(data); </text:p>
      <text:p text:style-name="P31"><text:s text:c="4"/>cin &gt;&gt; data;</text:p>
      <text:p text:style-name="P31"><text:soft-page-break/></text:p>
      <text:p text:style-name="P31"><text:s text:c="4"/>while (data != 0)</text:p>
      <text:p text:style-name="P31"><text:s text:c="4"/>{</text:p>
      <text:p text:style-name="P31"><text:s text:c="8"/>tree = tree-&gt;insert(data);</text:p>
      <text:p text:style-name="P31"><text:s text:c="8"/>cin &gt;&gt; data;</text:p>
      <text:p text:style-name="P31"><text:s text:c="4"/>}</text:p>
      <text:p text:style-name="P31"><text:s text:c="4"/>return tree;</text:p>
      <text:p text:style-name="P31">}</text:p>
      <text:p text:style-name="P31"/>
      <text:p text:style-name="P31">void stdInputCase()</text:p>
      <text:p text:style-name="P31">{</text:p>
      <text:p text:style-name="P31"><text:s text:c="4"/>BinarySearchTree* tree = stdInputTree(); </text:p>
      <text:p text:style-name="P31"/>
      <text:p text:style-name="P31"><text:s text:c="4"/>cout &lt;&lt; "\nYour tree -- \n";</text:p>
      <text:p text:style-name="P31"><text:s text:c="4"/>tree-&gt;draw();</text:p>
      <text:p text:style-name="P31"/>
      <text:p text:style-name="P31"><text:s text:c="4"/>int data;</text:p>
      <text:p text:style-name="P31"><text:s text:c="4"/>cout &lt;&lt; "\nNumber to delete -- ";</text:p>
      <text:p text:style-name="P31"><text:s text:c="4"/>cin &gt;&gt; data;</text:p>
      <text:p text:style-name="P31"><text:s text:c="4"/>tree = tree-&gt;deleteFirst(data);</text:p>
      <text:p text:style-name="P31"/>
      <text:p text:style-name="P31"><text:s text:c="4"/>cout &lt;&lt; "\nThe result -- \n";</text:p>
      <text:p text:style-name="P31"><text:s text:c="4"/>tree-&gt;draw();</text:p>
      <text:p text:style-name="P31">}</text:p>
      <text:p text:style-name="P31"/>
      <text:p text:style-name="P31">void fileInputCase(string path)</text:p>
      <text:p text:style-name="P31">{</text:p>
      <text:p text:style-name="P31"><text:s text:c="4"/>ifstream fin;</text:p>
      <text:p text:style-name="P31"><text:s text:c="4"/>fin.open(path);</text:p>
      <text:p text:style-name="P31"/>
      <text:p text:style-name="P31"><text:s text:c="4"/>int data;</text:p>
      <text:p text:style-name="P31"><text:s text:c="4"/>fin &gt;&gt; data;</text:p>
      <text:p text:style-name="P31"><text:s text:c="4"/>BinarySearchTree* tree = new BinarySearchTree(data); </text:p>
      <text:p text:style-name="P31"/>
      <text:p text:style-name="P31"><text:s text:c="4"/>while (fin &gt;&gt; data)</text:p>
      <text:p text:style-name="P31"><text:s text:c="4"/>{</text:p>
      <text:p text:style-name="P31"><text:s text:c="8"/>tree = tree-&gt;insert(data);</text:p>
      <text:p text:style-name="P31"><text:s text:c="4"/>}</text:p>
      <text:p text:style-name="P31"/>
      <text:p text:style-name="P31"><text:s text:c="4"/>cout &lt;&lt; "\nYour tree -- \n";</text:p>
      <text:p text:style-name="P31"><text:s text:c="4"/>tree-&gt;draw();</text:p>
      <text:p text:style-name="P31"/>
      <text:p text:style-name="P31"/>
      <text:p text:style-name="P31"><text:s text:c="4"/>cout &lt;&lt; "\nNumber to delete -- ";</text:p>
      <text:p text:style-name="P31"><text:s text:c="4"/>cin &gt;&gt; data;</text:p>
      <text:p text:style-name="P31"/>
      <text:p text:style-name="P31"><text:s text:c="4"/>tree-&gt;deleteFirst(data);</text:p>
      <text:p text:style-name="P31"/>
      <text:p text:style-name="P31"><text:s text:c="4"/>cout &lt;&lt; "\nResult -- \n";</text:p>
      <text:p text:style-name="P31"><text:s text:c="4"/>tree-&gt;draw();</text:p>
      <text:p text:style-name="P31">}</text:p>
      <text:p text:style-name="P31"/>
      <text:p text:style-name="P31">int main(int argc, char *argv[])</text:p>
      <text:p text:style-name="P31">{</text:p>
      <text:p text:style-name="P31"><text:s text:c="4"/>srand(time(0));</text:p>
      <text:p text:style-name="P31"><text:s text:c="4"/>if (argc&gt;= 2) // Arguments case</text:p>
      <text:p text:style-name="P31"><text:s text:c="4"/>{</text:p>
      <text:p text:style-name="P31"><text:s text:c="8"/>string flag(argv[1]);</text:p>
      <text:p text:style-name="P31"><text:s text:c="8"/>string path(argv[2]);</text:p>
      <text:p text:style-name="P31"><text:soft-page-break/><text:s text:c="8"/>if (flag.compare("-f") == 0)</text:p>
      <text:p text:style-name="P31"><text:s text:c="12"/>fileInputCase(path); // No obvious way to overload the function</text:p>
      <text:p text:style-name="P31"><text:s text:c="8"/>return 0;</text:p>
      <text:p text:style-name="P31"><text:s text:c="4"/>}</text:p>
      <text:p text:style-name="P31"><text:s text:c="4"/>greetingMessage();</text:p>
      <text:p text:style-name="P31"><text:s text:c="4"/>stdInputCase();</text:p>
      <text:p text:style-name="P31"><text:s text:c="4"/>return 0;</text:p>
      <text:p text:style-name="P12"/>
      <text:p text:style-name="P17"><text:span text:style-name="Основной_20_шрифт_20_абзаца"><text:span text:style-name="T28">Название файла: </text:span></text:span><text:span text:style-name="Основной_20_шрифт_20_абзаца"><text:span text:style-name="T29">B</text:span></text:span><text:span text:style-name="Основной_20_шрифт_20_абзаца"><text:span text:style-name="T30">in</text:span></text:span><text:span text:style-name="Основной_20_шрифт_20_абзаца"><text:span text:style-name="T31">arySearchTree</text:span></text:span><text:span text:style-name="Основной_20_шрифт_20_абзаца"><text:span text:style-name="T28">.</text:span></text:span><text:span text:style-name="Основной_20_шрифт_20_абзаца"><text:span text:style-name="T29">h</text:span></text:span></text:p>
      <text:p text:style-name="P17"><text:span text:style-name="Основной_20_шрифт_20_абзаца"><text:span text:style-name="T26"/></text:span></text:p>
      <text:p text:style-name="P17"><text:span text:style-name="Основной_20_шрифт_20_абзаца">#include &lt;iostream&gt;</text:span></text:p>
      <text:p text:style-name="P17"><text:span text:style-name="Основной_20_шрифт_20_абзаца">#include &lt;fstream&gt;</text:span></text:p>
      <text:p text:style-name="P17"><text:span text:style-name="Основной_20_шрифт_20_абзаца">#include &lt;string.h&gt;</text:span></text:p>
      <text:p text:style-name="P17"><text:span text:style-name="Основной_20_шрифт_20_абзаца">#include &lt;cstdlib&gt;</text:span></text:p>
      <text:p text:style-name="P17"><text:span text:style-name="Основной_20_шрифт_20_абзаца"/></text:p>
      <text:p text:style-name="P17"><text:span text:style-name="Основной_20_шрифт_20_абзаца">using namespace std;</text:span></text:p>
      <text:p text:style-name="P17"><text:span text:style-name="Основной_20_шрифт_20_абзаца"/></text:p>
      <text:p text:style-name="P17"><text:span text:style-name="Основной_20_шрифт_20_абзаца">class BinarySearchTree</text:span></text:p>
      <text:p text:style-name="P17"><text:span text:style-name="Основной_20_шрифт_20_абзаца">{</text:span></text:p>
      <text:p text:style-name="P17"><text:span text:style-name="Основной_20_шрифт_20_абзаца"><text:s text:c="4"/>struct Pointers</text:span></text:p>
      <text:p text:style-name="P17"><text:span text:style-name="Основной_20_шрифт_20_абзаца"><text:s text:c="4"/>{</text:span></text:p>
      <text:p text:style-name="P17"><text:span text:style-name="Основной_20_шрифт_20_абзаца"><text:s text:c="8"/>BinarySearchTree* left = nullptr;</text:span></text:p>
      <text:p text:style-name="P17"><text:span text:style-name="Основной_20_шрифт_20_абзаца"><text:s text:c="8"/>BinarySearchTree* right = nullptr;</text:span></text:p>
      <text:p text:style-name="P17"><text:span text:style-name="Основной_20_шрифт_20_абзаца"><text:s text:c="4"/>};</text:span></text:p>
      <text:p text:style-name="P17"><text:span text:style-name="Основной_20_шрифт_20_абзаца"/></text:p>
      <text:p text:style-name="P17"><text:span text:style-name="Основной_20_шрифт_20_абзаца">public:</text:span></text:p>
      <text:p text:style-name="P17"><text:span text:style-name="Основной_20_шрифт_20_абзаца"><text:s text:c="4"/>int data; // in our case the node data == node key, but it's easy to change</text:span></text:p>
      <text:p text:style-name="P17"><text:span text:style-name="Основной_20_шрифт_20_абзаца"><text:s text:c="4"/>Pointers pointers;</text:span></text:p>
      <text:p text:style-name="P17"><text:span text:style-name="Основной_20_шрифт_20_абзаца"><text:s text:c="4"/>unsigned int quantityOfNodes; // For random bin search tree only</text:span></text:p>
      <text:p text:style-name="P17"><text:span text:style-name="Основной_20_шрифт_20_абзаца"/></text:p>
      <text:p text:style-name="P17"><text:span text:style-name="Основной_20_шрифт_20_абзаца"><text:s text:c="4"/>BinarySearchTree(int data = 0);</text:span></text:p>
      <text:p text:style-name="P17"><text:span text:style-name="Основной_20_шрифт_20_абзаца"><text:s text:c="4"/>BinarySearchTree(const BinarySearchTree &amp; binarySearchTree); // Copy operator</text:span></text:p>
      <text:p text:style-name="P17"><text:span text:style-name="Основной_20_шрифт_20_абзаца"><text:s text:c="4"/>~BinarySearchTree();</text:span></text:p>
      <text:p text:style-name="P17"><text:span text:style-name="Основной_20_шрифт_20_абзаца"/></text:p>
      <text:p text:style-name="P17"><text:span text:style-name="Основной_20_шрифт_20_абзаца"><text:s text:c="4"/>void draw(string buffer = "", bool isLast = true);</text:span></text:p>
      <text:p text:style-name="P17"><text:span text:style-name="Основной_20_шрифт_20_абзаца"/></text:p>
      <text:p text:style-name="P17"><text:span text:style-name="Основной_20_шрифт_20_абзаца"><text:s text:c="4"/>int getQuantityOfNodes();</text:span></text:p>
      <text:p text:style-name="P17"><text:span text:style-name="Основной_20_шрифт_20_абзаца"><text:s text:c="4"/>void updateQuantityOfNodes();</text:span></text:p>
      <text:p text:style-name="P17"><text:span text:style-name="Основной_20_шрифт_20_абзаца"/></text:p>
      <text:p text:style-name="P17"><text:span text:style-name="Основной_20_шрифт_20_абзаца"><text:s text:c="4"/>BinarySearchTree* rotateLeft();</text:span></text:p>
      <text:p text:style-name="P17"><text:span text:style-name="Основной_20_шрифт_20_абзаца"><text:s text:c="4"/>BinarySearchTree* rotateRight();</text:span></text:p>
      <text:p text:style-name="P17"><text:soft-page-break/><text:span text:style-name="Основной_20_шрифт_20_абзаца"/></text:p>
      <text:p text:style-name="P17"><text:span text:style-name="Основной_20_шрифт_20_абзаца"><text:s text:c="4"/>BinarySearchTree* insertInRoot(int data); // Return root pointer</text:span></text:p>
      <text:p text:style-name="P17"><text:span text:style-name="Основной_20_шрифт_20_абзаца"><text:s text:c="4"/>BinarySearchTree* insert(int data);</text:span></text:p>
      <text:p text:style-name="P17"><text:span text:style-name="Основной_20_шрифт_20_абзаца"/></text:p>
      <text:p text:style-name="P17"><text:span text:style-name="Основной_20_шрифт_20_абзаца"><text:s text:c="4"/>BinarySearchTree* deleteFirst(int data);</text:span></text:p>
      <text:p text:style-name="P17"><text:span text:style-name="Основной_20_шрифт_20_абзаца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2-15T18:31:26.603929094</dc:date>
    <meta:print-date>2020-10-31T12:42:00Z</meta:print-date>
    <meta:editing-cycles>56</meta:editing-cycles>
    <meta:editing-duration>PT4H59M15S</meta:editing-duration>
    <meta:document-statistic meta:table-count="2" meta:image-count="0" meta:object-count="0" meta:page-count="15" meta:paragraph-count="459" meta:word-count="1529" meta:character-count="11836" meta:non-whitespace-character-count="9268"/>
    <meta:template xlink:type="simple" xlink:actuate="onRequest" xlink:title="" xlink:href="../../../../../../tmp/mozilla_george0/4.odt/Normal.dotm"/>
  </office:meta>
</office:document-meta>
</file>